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10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 down</text:p>
      <text:p text:style-name="P13"/>
      <text:p text:style-name="P13">Fri 11/11/16 <text:span text:style-name="T1">4 miles</text:span></text:p>
      <text:p text:style-name="P13">2 miles on the indoor track with no shoes. half mile spits: 4:40+4:30+4:07+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5">31 miles in the last week</text:p>
      <text:p text:style-name="P13"><text:soft-page-break/>Sat 11/12/16 <text:span text:style-name="T1">6 miles</text:span></text:p>
      <text:p text:style-name="P13">I walked and ran 2 miles on hilly roads in 21:48 or 10:54/mile. <text:s/>I walked 4 times one minute.</text:p>
      <text:p text:style-name="P13">I rested <text:s/>7 minutes and then ran 4 miles on hilly roads. </text:p>
      <text:p text:style-name="P13">Splits: 10:48, 9:18, 9:50, 8:29 Time=38:25 or 9:36/mile</text:p>
      <text:p text:style-name="P13"/>
      <text:p text:style-name="P13">Sun 11/13/16 <text:span text:style-name="T1">3 miles</text:span></text:p>
      <text:p text:style-name="P13">I ran 3 miles out and back on hilly roads in 11:35+10:13+9:34=31:22 or 10:27/mile</text:p>
      <text:p text:style-name="P13"/>
      <text:p text:style-name="P13">Mon 11/14/16 <text:span text:style-name="T1">3 miles</text:span></text:p>
      <text:p text:style-name="P13">Same run as yesterday</text:p>
      <text:p text:style-name="P13">Splits: 10:38+9:53+8:43=29:14 or 9:44/mile</text:p>
      <text:p text:style-name="P13"/>
      <text:p text:style-name="P13">Tues 11/15/16 <text:span text:style-name="T1">5 miles</text:span></text:p>
      <text:p text:style-name="P13">I walked and ran 5 miles on slightly hilly roads in 58:36 or 11:43/mile. <text:s/>I walked about 0.12 miles at the beginning of each ½ mile.</text:p>
      <text:p text:style-name="P13"/>
      <text:p text:style-name="P13">Wed 11/16/16 <text:span text:style-name="T1">5 miles <text:s/></text:span>(same workout as<text:span text:style-name="T1"> </text:span>Thur 10/27/16)</text:p>
      <text:p text:style-name="P13">On indoor track:</text:p>
      <text:p text:style-name="P13">½ mile with no shoes in 4:36 and rested 1:00</text:p>
      <text:p text:style-name="P13">½ mile with shoes in 4:49 running straightaways and jogging turns and rested 5:30</text:p>
      <text:p text:style-name="P13">On treadmill:</text:p>
      <text:p text:style-name="P13">¼ <text:s/>mile at various paces as fast as 6:54/mile and rested 4:00</text:p>
      <text:p text:style-name="P13">0.05 miles before a 5K run to get treadmill up to speed</text:p>
      <text:p text:style-name="P13">5K run in 23:55 or 7:43/mi, splits 7:46, 7:42, 7:44 and 43s for the last 0.1 mile</text:p>
      <text:p text:style-name="P13">My heart rate at the end of the 5K was 161.</text:p>
      <text:p text:style-name="P13">0.6 mile warm down</text:p>
      <text:p text:style-name="P13"/>
      <text:p text:style-name="P13">Thur 11/17/16 <text:s/><text:span text:style-name="T1">5 miles</text:span></text:p>
      <text:p text:style-name="P13">I ran with Tiffany Hrach and Jim Fitch on the Allegheny College indoor track.</text:p>
      <text:p text:style-name="P13">1 mile warm up including ¼ mile of drills</text:p>
      <text:p text:style-name="P13">5 x ½ mile with ¼ mile jog between each interval. We took turns leading. </text:p>
      <text:p text:style-name="P13">times on ½ miles: 4:37, 4:32, 4:26, 4:37, 4:25</text:p>
      <text:p text:style-name="P13">½ mile walk/run warm dow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7T07:50:11.72</dc:date>
    <dc:creator>James Lombardi</dc:creator>
    <meta:editing-duration>PT12H8M49S</meta:editing-duration>
    <meta:editing-cycles>62</meta:editing-cycles>
    <meta:generator>OpenOffice/4.1.2$Win32 OpenOffice.org_project/412m3$Build-9782</meta:generator>
    <meta:document-statistic meta:table-count="0" meta:image-count="0" meta:object-count="0" meta:page-count="6" meta:paragraph-count="209" meta:word-count="1928" meta:character-count="9344"/>
  </office:meta>
</office:document-meta>
</file>